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116.84pt"/>
    </style:style>
    <style:style style:name="co3" style:family="table-column">
      <style:table-column-properties fo:break-before="auto" style:column-width="114.66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143.35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57.29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685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20"/>
        <table:table-column table:style-name="co6" table:default-cell-style-name="ce8"/>
        <table:table-column table:style-name="co7" table:default-cell-style-name="ce23"/>
        <table:table-row table:style-name="ro1" table:number-rows-repeated="2">
          <table:table-cell table:number-columns-repeated="7"/>
        </table:table-row>
        <table:table-row table:style-name="ro1">
          <table:table-cell table:style-name="ce1" table:number-columns-repeated="3"/>
          <table:table-cell/>
          <table:table-cell table:style-name="ce21"/>
          <table:table-cell table:number-columns-repeated="2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value (percent, k=1)</text:p>
          </table:table-cell>
          <table:table-cell table:style-name="ce2" office:value-type="string" calcext:value-type="string">
            <text:p>reference</text:p>
          </table:table-cell>
          <table:table-cell table:style-name="ce18" office:value-type="string" calcext:value-type="string">
            <text:p><text:s/>L and E correlated</text:p>
          </table:table-cell>
          <table:table-cell table:style-name="ce21" office:value-type="string" calcext:value-type="string">
            <text:p>comment</text:p>
          </table:table-cell>
          <table:table-cell table:style-name="ce22" office:value-type="string" calcext:value-type="string">
            <text:p>nearby pixels in single spectrum correlated </text:p>
          </table:table-cell>
          <table:table-cell table:style-name="ce21" office:value-type="string" calcext:value-type="string">
            <text:p>comment</text:p>
          </table:table-cell>
        </table:table-row>
        <table:table-row table:style-name="ro1"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certificate / 2</text:p>
          </table:table-cell>
          <table:table-cell table:style-name="ce3" office:value-type="string" calcext:value-type="string">
            <text:p>NMI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when using the same lam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3" office:value-type="string" calcext:value-type="string">
            <text:p>lamp_age</text:p>
          </table:table-cell>
          <table:table-cell table:style-name="ce3" office:value-type="string" calcext:value-type="string">
            <text:p>0.6*h/(50*sqrt(3))</text:p>
          </table:table-cell>
          <table:table-cell table:style-name="ce3" office:value-type="string" calcext:value-type="string">
            <text:p>TR5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assuming systematic trend with age and both calibrations are done at the same time with the same lam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lamp_power</text:p>
          </table:table-cell>
          <table:table-cell table:style-name="ce3" office:value-type="string" calcext:value-type="string">
            <text:p>u_current * 38 / wl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lamp_alig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lamp_inter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ined in u_lamp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certificate / 2</text:p>
          </table:table-cell>
          <table:table-cell table:style-name="ce3" office:value-type="string" calcext:value-type="string">
            <text:p>NMI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anel_alig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anel_interp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4" office:value-type="string" calcext:value-type="string">
            <text:p>0.7 (3.3) nm</text:p>
          </table:table-cell>
          <table:table-cell table:style-name="ce3" office:value-type="string" calcext:value-type="string">
            <text:p>d_source/d_wl/sqrt(3)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lab_stray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empirical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anel_backrefl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empirical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4" office:value-type="string" calcext:value-type="string">
            <text:p>0.08(+0.4*0.8 for E)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alignmen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R5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0.3" calcext:value-type="float">
            <text:p>0.3</text:p>
          </table:table-cell>
          <table:table-cell table:style-name="ce5" office:value-type="string" calcext:value-type="string">
            <text:p>guestimated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nonlinearity</text:p>
          </table:table-cell>
          <table:table-cell table:style-name="ce4" office:value-type="string" calcext:value-type="string">
            <text:p>wtd.p95 / 2</text:p>
          </table:table-cell>
          <table:table-cell table:style-name="ce3" office:value-type="string" calcext:value-type="string">
            <text:p>empirical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table:style-name="ce3" office:value-type="string" calcext:value-type="string">
            <text:p>stray</text:p>
          </table:table-cell>
          <table:table-cell table:style-name="ce4" office:value-type="string" calcext:value-type="string">
            <text:p>250-270 nm (0 for swir)</text:p>
          </table:table-cell>
          <table:table-cell table:style-name="ce3" office:value-type="string" calcext:value-type="string">
            <text:p>empirical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probably strongly correlated because L and E calibrations are done with spectrally rather similar sourc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type A</text:p>
          </table:table-cell>
          <table:table-cell table:style-name="ce3" office:value-type="string" calcext:value-type="string">
            <text:p>stdev / sqrt(N)</text:p>
          </table:table-cell>
          <table:table-cell table:style-name="ce3" office:value-type="string" calcext:value-type="string">
            <text:p>empirical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 outdoor L and E measurement the calibration uncertainty is always systematic since calibration is the same for all measuremen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doesn’t decrease with <text:span text:style-name="T1">temporal </text:span>averag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A component decreases with <text:span text:style-name="T1">spectral</text:span><text:span text:style-name="T2"> averaging (pixel binning)</text:span></text:p>
          </table:table-cell>
          <table:table-cell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7:20:36.76854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1:34:47.343899767</meta:creation-date>
    <dc:date>2020-10-22T18:23:11.520562246</dc:date>
    <meta:editing-duration>PT56M59S</meta:editing-duration>
    <meta:editing-cycles>4</meta:editing-cycles>
    <meta:generator>LibreOffice/6.0.7.3$Linux_X86_64 LibreOffice_project/00m0$Build-3</meta:generator>
    <meta:document-statistic meta:table-count="1" meta:cell-count="83" meta:object-count="0"/>
  </office:meta>
</office:document-meta>
</file>